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9ef67" officeooo:paragraph-rsid="0019ef67"/>
    </style:style>
    <style:style style:name="P3" style:family="paragraph" style:parent-style-name="Standard">
      <style:text-properties officeooo:rsid="0019ef67" officeooo:paragraph-rsid="00216c7f"/>
    </style:style>
    <style:style style:name="P4" style:family="paragraph" style:parent-style-name="Standard">
      <style:text-properties officeooo:rsid="0019ef67" officeooo:paragraph-rsid="002319ac"/>
    </style:style>
    <style:style style:name="P5" style:family="paragraph" style:parent-style-name="Standard">
      <style:text-properties fo:font-weight="bold" officeooo:rsid="0019ef67" officeooo:paragraph-rsid="0019ef67" style:font-weight-asian="bold" style:font-weight-complex="bold"/>
    </style:style>
    <style:style style:name="P6" style:family="paragraph" style:parent-style-name="Standard">
      <style:text-properties fo:font-weight="bold" officeooo:rsid="0019ef67" officeooo:paragraph-rsid="002319ac" style:font-weight-asian="bold" style:font-weight-complex="bold"/>
    </style:style>
    <style:style style:name="P7" style:family="paragraph" style:parent-style-name="Standard">
      <style:text-properties fo:font-weight="bold" officeooo:rsid="001a5c2e" officeooo:paragraph-rsid="001a5c2e" style:font-weight-asian="bold" style:font-weight-complex="bold"/>
    </style:style>
    <style:style style:name="P8" style:family="paragraph" style:parent-style-name="Standard">
      <style:text-properties fo:font-weight="bold" officeooo:rsid="001ef28a" officeooo:paragraph-rsid="001ef28a" style:font-weight-asian="bold" style:font-weight-complex="bold"/>
    </style:style>
    <style:style style:name="P9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0" style:family="paragraph" style:parent-style-name="Standard">
      <style:text-properties fo:font-weight="bold" officeooo:rsid="001ac260" officeooo:paragraph-rsid="00216c7f" style:font-weight-asian="bold" style:font-weight-complex="bold"/>
    </style:style>
    <style:style style:name="P11" style:family="paragraph" style:parent-style-name="Standard">
      <style:text-properties fo:font-weight="bold" officeooo:rsid="00240ff0" officeooo:paragraph-rsid="00240ff0" style:font-weight-asian="bold" style:font-weight-complex="bold"/>
    </style:style>
    <style:style style:name="P12" style:family="paragraph" style:parent-style-name="Standard">
      <style:text-properties officeooo:rsid="001a5c2e" officeooo:paragraph-rsid="001a5c2e"/>
    </style:style>
    <style:style style:name="P13" style:family="paragraph" style:parent-style-name="Standard">
      <style:text-properties officeooo:rsid="001ac260" officeooo:paragraph-rsid="001ac260"/>
    </style:style>
    <style:style style:name="P14" style:family="paragraph" style:parent-style-name="Standard">
      <style:text-properties officeooo:rsid="001ac260" officeooo:paragraph-rsid="00216c7f"/>
    </style:style>
    <style:style style:name="P15" style:family="paragraph" style:parent-style-name="Standard">
      <style:text-properties officeooo:rsid="001db10b" officeooo:paragraph-rsid="001db10b"/>
    </style:style>
    <style:style style:name="P16" style:family="paragraph" style:parent-style-name="Standard">
      <style:text-properties officeooo:rsid="001ef28a" officeooo:paragraph-rsid="001ef28a"/>
    </style:style>
    <style:style style:name="P17" style:family="paragraph" style:parent-style-name="Standard">
      <style:text-properties officeooo:rsid="001fc3f5" officeooo:paragraph-rsid="001fc3f5"/>
    </style:style>
    <style:style style:name="P18" style:family="paragraph" style:parent-style-name="Standard">
      <style:text-properties officeooo:rsid="00216c7f" officeooo:paragraph-rsid="00216c7f"/>
    </style:style>
    <style:style style:name="P19" style:family="paragraph" style:parent-style-name="Standard">
      <style:text-properties officeooo:rsid="00240ff0" officeooo:paragraph-rsid="00240ff0"/>
    </style:style>
    <style:style style:name="P20" style:family="paragraph" style:parent-style-name="Standard" style:list-style-name="L1">
      <style:text-properties officeooo:rsid="0019ef67" officeooo:paragraph-rsid="0019ef67"/>
    </style:style>
    <style:style style:name="P21" style:family="paragraph" style:parent-style-name="Standard" style:list-style-name="L2">
      <style:text-properties officeooo:rsid="0019ef67" officeooo:paragraph-rsid="00216c7f"/>
    </style:style>
    <style:style style:name="T1" style:family="text">
      <style:text-properties officeooo:rsid="00216c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691a1"/>
    </style:style>
    <style:style style:name="T4" style:family="text">
      <style:text-properties officeooo:rsid="0029c24d"/>
    </style:style>
    <style:style style:name="T5" style:family="text">
      <style:text-properties fo:font-variant="normal" fo:text-transform="none" fo:color="#000000" loext:opacity="100%" fo:font-style="normal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Resumen</text:p>
      <text:p text:style-name="Standard"/>
      <text:p text:style-name="P1">Simplemente es un documento que complemente a la presentación. Nada serio. Ya que en la presentación no se va a ver reflejado todo el esfuerzo dedicado al proyecto, utiliza este documento para describir todo tu trabajo, qué técnicas has utilizado, con qué dificultades te has encontrado. No más de 5 hojas. Recuerda documentar bien las fuentes de datos utilizadas en la memoria.</text:p>
      <text:p text:style-name="Standard"/>
      <text:p text:style-name="P5">Problema</text:p>
      <text:p text:style-name="P2"/>
      <text:p text:style-name="P2">Analizar el impacto del cambio climático <text:span text:style-name="T4">en la región del País Vasco.</text:span></text:p>
      <text:p text:style-name="P2"/>
      <text:p text:style-name="P5">Hipótesis</text:p>
      <text:p text:style-name="P2"/>
      <text:list text:style-name="L1">
        <text:list-item>
          <text:p text:style-name="P20">Las regiones que experimentan mayores aumentos en la temperatura también muestran mayores niveles de sequía.</text:p>
        </text:list-item>
        <text:list-item>
          <text:p text:style-name="P20">Las precipitaciones han disminuido en las últimas décadas, incrementando las condiciones de sequía.</text:p>
        </text:list-item>
        <text:list-item>
          <text:p text:style-name="P20">La gestión del agua ha tenido que adaptarse significativamente en respuesta a las condiciones cambiantes del clima.</text:p>
        </text:list-item>
        <text:list-item>
          <text:p text:style-name="P20"><text:span text:style-name="T5">El calentamiento global provoca un aumento de la temperatura media del territorio pero también de los fenómenos adversos como frío extremo y precipitaciones.</text:span> </text:p>
        </text:list-item>
      </text:list>
      <text:p text:style-name="P2"/>
      <text:p text:style-name="P5"><text:span text:style-name="T1">Recolección de datos. </text:span>Fuentes de datos</text:p>
      <text:p text:style-name="P2"/>
      <text:p text:style-name="P13">AEMET: Los datos más antiguos son de 1805, <text:span text:style-name="T1">de la estación de Cádiz.</text:span></text:p>
      <text:p text:style-name="P13"/>
      <text:p text:style-name="P15"><text:tab/>OpenData</text:p>
      <text:p text:style-name="P13"><text:tab/><text:a xlink:type="simple" xlink:href="https://opendata.aemet.es/dist/index.html?#/" text:style-name="Internet_20_link" text:visited-style-name="Visited_20_Internet_20_Link">https://opendata.aemet.es/dist/index.html?#/</text:a></text:p>
      <text:p text:style-name="P13"/>
      <text:p text:style-name="P18">Datos sobre la sequía en Europa, incluido España.</text:p>
      <text:p text:style-name="P18"/>
      <text:p text:style-name="P18"><text:tab/><text:a xlink:type="simple" xlink:href="https://drought.emergency.copernicus.eu/" text:style-name="Internet_20_link" text:visited-style-name="Visited_20_Internet_20_Link">https://drought.emergency.copernicus.eu/</text:a></text:p>
      <text:p text:style-name="P18"/>
      <text:p text:style-name="P18">Encuesta sobre el suministro y saneamiento del agua, datos sobre consumo de agua por sectores y regiones.</text:p>
      <text:p text:style-name="P18"/>
      <text:p text:style-name="P18"><text:tab/><text:a xlink:type="simple" xlink:href="https://www.ine.es/" text:style-name="Internet_20_link" text:visited-style-name="Visited_20_Internet_20_Link">https://www.ine.es/</text:a></text:p>
      <text:p text:style-name="P18"><text:tab/><text:a xlink:type="simple" xlink:href="https://www.miteco.gob.es/" text:style-name="Internet_20_link" text:visited-style-name="Visited_20_Internet_20_Link">https://www.miteco.gob.es/</text:a></text:p>
      <text:p text:style-name="P18"/>
      <text:p text:style-name="P13"/>
      <text:p text:style-name="P8">Datos</text:p>
      <text:p text:style-name="P16">- Clima por mes y año. Hasta 50 columnas</text:p>
      <text:p text:style-name="P16">- Clima normal 1991-2020</text:p>
      <text:p text:style-name="P16">- Valores extremos (T, P, V)</text:p>
      <text:p text:style-name="P16"/>
      <text:p text:style-name="P13"/>
      <text:p text:style-name="P10">Preparación de Datos</text:p>
      <text:p text:style-name="P10"/>
      <text:p text:style-name="P14"><text:soft-page-break/>Integración de Datos: Combinar datos climáticos, de sequía y de gestión del agua en un único dataset.</text:p>
      <text:p text:style-name="P14">Limpieza de Datos: Revisar y limpiar los datos, eliminando valores nulos o inconsistentes.</text:p>
      <text:p text:style-name="P14">Normalización: Asegurar que los datos estén en formatos compatibles para análisis y visualización.</text:p>
      <text:p text:style-name="P14"/>
      <text:p text:style-name="P6">Análisis Exploratorio de Datos (EDA)</text:p>
      <text:p text:style-name="P4"><text:span text:style-name="T2"/></text:p>
      <text:p text:style-name="P6">Pasos del Análisis:</text:p>
      <text:p text:style-name="P3"/>
      <text:list text:style-name="L2">
        <text:list-item>
          <text:p text:style-name="P21">Análisis Descriptivo:</text:p>
        </text:list-item>
      </text:list>
      <text:p text:style-name="P3"/>
      <text:p text:style-name="P3">Estadísticas descriptivas básicas (media, mediana, desviación estándar, etc.) para cada variable.</text:p>
      <text:p text:style-name="P3"/>
      <text:p text:style-name="P3">Análisis temporal de los datos (evolución de temperaturas, precipitaciones, niveles de sequía, etc.).</text:p>
      <text:p text:style-name="P3">Visualización de Tendencias:</text:p>
      <text:p text:style-name="P3"/>
      <text:p text:style-name="P3">Gráficos de líneas para visualizar tendencias temporales de temperaturas y precipitaciones.</text:p>
      <text:p text:style-name="P3">Mapas de calor para mostrar la distribución geográfica de la sequía y el consumo de agua.</text:p>
      <text:p text:style-name="P3">Análisis de Correlación:</text:p>
      <text:p text:style-name="P3"/>
      <text:p text:style-name="P3">Correlación entre el aumento de la temperatura y la disminución de las precipitaciones.</text:p>
      <text:p text:style-name="P3">Correlación entre las condiciones de sequía y el consumo/gestión del agua.</text:p>
      <text:p text:style-name="P3">Detección de Patrones:</text:p>
      <text:p text:style-name="P3"/>
      <text:p text:style-name="P3">Identificación de patrones estacionales y tendencias a largo plazo.</text:p>
      <text:p text:style-name="P3">Análisis de eventos extremos (olas de calor, periodos de sequía severa, etc.).</text:p>
      <text:p text:style-name="P4"/>
      <text:p text:style-name="P4">Verificación de Hipótesis</text:p>
      <text:p text:style-name="P3">Metodología:</text:p>
      <text:p text:style-name="P3"/>
      <text:p text:style-name="P3">Comparar las regiones con mayores aumentos de temperatura con las que tienen más sequía.</text:p>
      <text:p text:style-name="P3">Evaluar la tendencia de las precipitaciones en las últimas décadas y su relación con la sequía.</text:p>
      <text:p text:style-name="P3">Analizar cómo las políticas de gestión del agua han cambiado en respuesta a la variabilidad climática.</text:p>
      <text:p text:style-name="P3">6. Conclusiones y Recomendaciones</text:p>
      <text:p text:style-name="P3">Conclusiones: Resumir los hallazgos clave del análisis y verificar si las hipótesis se confirman o no.</text:p>
      <text:p text:style-name="P3">Recomendaciones: Basado en el análisis, proporcionar recomendaciones sobre la gestión del agua y posibles adaptaciones en respuesta al cambio climático.</text:p>
      <text:p text:style-name="P2"/>
      <text:p text:style-name="P2"/>
      <text:p text:style-name="P7">Cosas que quiero:</text:p>
      <text:p text:style-name="P12"/>
      <text:p text:style-name="P12">- Mapas de scattering con longitud y latitud de España y en colores: temperaturas o provincias. Y el tamaño del círculo para la sequía por ejemplo</text:p>
      <text:p text:style-name="P2"/>
      <text:p text:style-name="P17">pensar como puedo vender las conclusiones</text:p>
      <text:p text:style-name="P17"/>
      <text:p text:style-name="P11">Problemas encontrados</text:p>
      <text:p text:style-name="P19"/>
      <text:p text:style-name="P19">- Acceso a la API de AEMET. Si la conexión a internet se interrumpe, el código se rompe.</text:p>
      <text:p text:style-name="P19">- Si los request son demasiado numerosos la API no permite el acceso</text:p>
      <text:p text:style-name="P19"><text:soft-page-break/>- <text:span text:style-name="T3">Nomenclatura de las coordenadas. En España tenemos N, S y 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nder</meta:initial-creator>
    <meta:creation-date>2024-07-18T09:51:09.200000000</meta:creation-date>
    <dc:date>2024-07-24T18:47:51.483000000</dc:date>
    <dc:creator>Lander</dc:creator>
    <meta:editing-duration>PT6H47M6S</meta:editing-duration>
    <meta:editing-cycles>10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55" meta:word-count="550" meta:character-count="3649" meta:non-whitespace-character-count="3153"/>
  </office:meta>
</office:document-meta>
</file>